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0e5241" officeooo:paragraph-rsid="000e5241"/>
    </style:style>
    <style:style style:name="P2" style:family="paragraph" style:parent-style-name="Standard">
      <style:text-properties style:font-name="Ubuntu" officeooo:rsid="000e5241" officeooo:paragraph-rsid="000e5241"/>
    </style:style>
    <style:style style:name="P3" style:family="paragraph" style:parent-style-name="Standard">
      <style:text-properties style:font-name="Ubuntu" fo:font-size="14pt" fo:font-weight="bold" officeooo:rsid="000e5241" officeooo:paragraph-rsid="000e524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Ubuntu" fo:font-weight="bold" officeooo:rsid="000e5241" officeooo:paragraph-rsid="000e5241" style:font-weight-asian="bold" style:font-weight-complex="bold"/>
    </style:style>
    <style:style style:name="P5" style:family="paragraph" style:parent-style-name="Standard">
      <style:text-properties style:font-name="Ubuntu" fo:font-weight="bold" officeooo:rsid="000f4d42" officeooo:paragraph-rsid="000f4d42" style:font-weight-asian="bold" style:font-weight-complex="bold"/>
    </style:style>
    <style:style style:name="P6" style:family="paragraph" style:parent-style-name="Standard">
      <style:text-properties style:font-name="Ubuntu" officeooo:rsid="000f4d42" officeooo:paragraph-rsid="000f4d42"/>
    </style:style>
    <style:style style:name="P7" style:family="paragraph" style:parent-style-name="Standard">
      <style:text-properties style:font-name="Ubuntu" fo:font-size="13pt" officeooo:rsid="001144cf" officeooo:paragraph-rsid="001144cf" style:font-size-asian="11.3500003814697pt" style:font-size-complex="13pt"/>
    </style:style>
    <style:style style:name="P8" style:family="paragraph" style:parent-style-name="Standard">
      <style:text-properties style:font-name="Ubuntu" fo:font-size="13pt" style:text-underline-style="solid" style:text-underline-width="auto" style:text-underline-color="font-color" officeooo:rsid="001144cf" officeooo:paragraph-rsid="001144cf" style:font-size-asian="11.3500003814697pt" style:font-size-complex="13pt"/>
    </style:style>
    <style:style style:name="P9" style:family="paragraph" style:parent-style-name="Standard">
      <style:text-properties style:font-name="Ubuntu" fo:font-size="12pt" officeooo:rsid="001144cf" officeooo:paragraph-rsid="001144cf" style:font-size-asian="12pt" style:font-size-complex="12pt"/>
    </style:style>
    <style:style style:name="P10" style:family="paragraph" style:parent-style-name="Standard">
      <style:text-properties style:font-name="Ubuntu" fo:font-size="12pt" officeooo:paragraph-rsid="001144cf" style:font-size-asian="12pt" style:font-size-complex="12pt"/>
    </style:style>
    <style:style style:name="P11" style:family="paragraph" style:parent-style-name="Standard">
      <style:text-properties style:font-name="Ubuntu" fo:font-size="12pt" officeooo:rsid="00122ec5" officeooo:paragraph-rsid="00122ec5" style:font-size-asian="12pt" style:font-size-complex="12pt"/>
    </style:style>
    <style:style style:name="P12" style:family="paragraph" style:parent-style-name="Standard">
      <style:text-properties style:font-name="Manjari Bold" officeooo:rsid="00122ec5" officeooo:paragraph-rsid="00122ec5"/>
    </style:style>
    <style:style style:name="P13" style:family="paragraph" style:parent-style-name="Standard" style:list-style-name="L1">
      <style:text-properties style:font-name="Ubuntu" officeooo:rsid="000e5241" officeooo:paragraph-rsid="000e5241"/>
    </style:style>
    <style:style style:name="P14" style:family="paragraph" style:parent-style-name="Standard" style:list-style-name="L2">
      <style:text-properties style:font-name="Ubuntu" officeooo:rsid="000e5241" officeooo:paragraph-rsid="000e5241"/>
    </style:style>
    <style:style style:name="P15" style:family="paragraph" style:parent-style-name="Standard" style:list-style-name="L3">
      <style:text-properties style:font-name="Ubuntu" officeooo:rsid="000e5241" officeooo:paragraph-rsid="000e5241"/>
    </style:style>
    <style:style style:name="P16" style:family="paragraph" style:parent-style-name="Standard">
      <style:text-properties style:font-name="Ubuntu" officeooo:rsid="000e5241" officeooo:paragraph-rsid="000e5241"/>
    </style:style>
    <style:style style:name="P17" style:family="paragraph" style:parent-style-name="Standard" style:list-style-name="L4">
      <style:text-properties style:font-name="Ubuntu" fo:font-size="12pt" officeooo:rsid="00122ec5" officeooo:paragraph-rsid="00122ec5" style:font-size-asian="12pt" style:font-size-complex="12pt"/>
    </style:style>
    <style:style style:name="P18" style:family="paragraph" style:parent-style-name="Standard">
      <style:text-properties style:font-name="Ubuntu" fo:font-size="12pt" officeooo:rsid="00122ec5" officeooo:paragraph-rsid="00122ec5" style:font-size-asian="12pt" style:font-size-complex="12pt"/>
    </style:style>
    <style:style style:name="P19" style:family="paragraph" style:parent-style-name="Standard" style:list-style-name="L5">
      <style:text-properties style:font-name="Ubuntu" fo:font-size="12pt" officeooo:rsid="0013fa71" officeooo:paragraph-rsid="0013fa71" style:font-size-asian="12pt" style:font-size-complex="12pt"/>
    </style:style>
    <style:style style:name="P20" style:family="paragraph" style:parent-style-name="Standard">
      <style:text-properties style:font-name="Ubuntu" fo:font-size="12pt" officeooo:rsid="0013fa71" officeooo:paragraph-rsid="0013fa71" style:font-size-asian="12pt" style:font-size-complex="12pt"/>
    </style:style>
    <style:style style:name="P21" style:family="paragraph" style:parent-style-name="Standard" style:list-style-name="L6">
      <style:text-properties style:font-name="Ubuntu" fo:font-size="12pt" officeooo:rsid="0013fa71" officeooo:paragraph-rsid="0013fa71" style:font-size-asian="12pt" style:font-size-complex="12pt"/>
    </style:style>
    <style:style style:name="P22" style:family="paragraph" style:parent-style-name="Standard" style:list-style-name="L6">
      <style:text-properties style:font-name="Ubuntu" fo:font-size="12pt" officeooo:rsid="0015b773" officeooo:paragraph-rsid="0015b773" style:font-size-asian="12pt" style:font-size-complex="12pt"/>
    </style:style>
    <style:style style:name="P23" style:family="paragraph" style:parent-style-name="Standard">
      <style:text-properties style:font-name="Ubuntu" fo:font-size="12pt" officeooo:rsid="0015b773" officeooo:paragraph-rsid="0015b773" style:font-size-asian="12pt" style:font-size-complex="12pt"/>
    </style:style>
    <style:style style:name="P24" style:family="paragraph" style:parent-style-name="Standard" style:list-style-name="L9">
      <style:text-properties style:font-name="Ubuntu" fo:font-size="12pt" officeooo:rsid="0015b773" officeooo:paragraph-rsid="0015b773" style:font-size-asian="12pt" style:font-size-complex="12pt"/>
    </style:style>
    <style:style style:name="P25" style:family="paragraph" style:parent-style-name="Standard" style:list-style-name="L11">
      <style:text-properties style:font-name="Ubuntu" fo:font-size="12pt" officeooo:rsid="0015b773" officeooo:paragraph-rsid="0015b773" style:font-size-asian="12pt" style:font-size-complex="12pt"/>
    </style:style>
    <style:style style:name="P26" style:family="paragraph" style:parent-style-name="Standard">
      <style:text-properties style:font-name="Ubuntu" fo:font-size="12pt" officeooo:paragraph-rsid="001144cf" style:font-size-asian="12pt" style:font-size-complex="12pt"/>
    </style:style>
    <style:style style:name="P27" style:family="paragraph" style:parent-style-name="Standard">
      <style:text-properties style:font-name="Ubuntu" fo:font-size="12pt" fo:font-weight="bold" officeooo:rsid="0015b773" officeooo:paragraph-rsid="0015b773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Ubuntu" fo:font-size="12pt" fo:font-weight="bold" officeooo:rsid="0013fa71" officeooo:paragraph-rsid="0013fa71" style:font-size-asian="12pt" style:font-weight-asian="bold" style:font-size-complex="12pt" style:font-weight-complex="bold"/>
    </style:style>
    <style:style style:name="P29" style:family="paragraph" style:parent-style-name="Standard">
      <style:text-properties officeooo:paragraph-rsid="0015b773"/>
    </style:style>
    <style:style style:name="P30" style:family="paragraph" style:parent-style-name="Standard" style:list-style-name="L9">
      <style:text-properties officeooo:paragraph-rsid="0015b773"/>
    </style:style>
    <style:style style:name="P31" style:family="paragraph" style:parent-style-name="Standard">
      <style:text-properties officeooo:rsid="0016c7b8" officeooo:paragraph-rsid="0016c7b8"/>
    </style:style>
    <style:style style:name="P32" style:family="paragraph" style:parent-style-name="Standard" style:list-style-name="L13">
      <style:text-properties fo:font-weight="normal" officeooo:rsid="0016c7b8" officeooo:paragraph-rsid="0016c7b8" style:font-weight-asian="normal" style:font-weight-complex="normal"/>
    </style:style>
    <style:style style:name="P33" style:family="paragraph" style:parent-style-name="Standard" style:list-style-name="L13">
      <style:text-properties officeooo:paragraph-rsid="0016c7b8"/>
    </style:style>
    <style:style style:name="P34" style:family="paragraph" style:parent-style-name="Standard" style:list-style-name="L13">
      <style:paragraph-properties fo:line-height="115%">
        <style:tab-stops/>
      </style:paragraph-properties>
      <style:text-properties style:text-underline-style="solid" style:text-underline-width="auto" style:text-underline-color="font-color" officeooo:rsid="0016c7b8" officeooo:paragraph-rsid="0016c7b8"/>
    </style:style>
    <style:style style:name="P35" style:family="paragraph" style:parent-style-name="Standard" style:list-style-name="L13" style:master-page-name="">
      <style:paragraph-properties fo:line-height="115%" style:page-number="auto">
        <style:tab-stops/>
      </style:paragraph-properties>
      <style:text-properties officeooo:rsid="0016c7b8" officeooo:paragraph-rsid="0016c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44cf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" fo:font-size="12pt" officeooo:rsid="0015b773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Ubuntu" fo:font-size="12pt" fo:font-weight="bold" officeooo:rsid="0015b773" style:font-size-asian="12pt" style:font-weight-asian="bold" style:font-size-complex="12pt" style:font-weight-complex="bold"/>
    </style:style>
    <style:style style:name="T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16c7b8" style:font-size-asian="12pt" style:font-weight-asian="normal" style:font-size-complex="12pt" style:font-weight-complex="normal"/>
    </style:style>
    <style:style style:name="T9" style:family="text">
      <style:text-properties style:font-name="Ubunt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style:text-underline-style="solid" style:text-underline-width="auto" style:text-underline-color="font-color" fo:font-weight="normal" officeooo:rsid="0016c7b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4/02/2020</text:p>
      <text:p text:style-name="P3">Ventajas e inconvenientes de compiladores e interpretes</text:p>
      <text:p text:style-name="P2"/>
      <text:p text:style-name="P4">Intérpretes</text:p>
      <text:p text:style-name="P2"/>
      <text:list xml:id="list1087181797" text:style-name="L1">
        <text:list-item>
          <text:p text:style-name="P13">Ofrece mejores diagnósticos de errores</text:p>
        </text:list-item>
        <text:list-item>
          <text:p text:style-name="P13">Los lenguajes suelen ofrecer funciones y operadores más sofisticadas.</text:p>
        </text:list-item>
      </text:list>
      <text:p text:style-name="P2"/>
      <text:p text:style-name="P4">Compiladores</text:p>
      <text:p text:style-name="P2"/>
      <text:list xml:id="list3414858486" text:style-name="L2">
        <text:list-item>
          <text:p text:style-name="P14">Generan más rápido la salida a partir de las entradas.</text:p>
        </text:list-item>
      </text:list>
      <text:p text:style-name="P2"/>
      <text:p text:style-name="P2"><text:span text:style-name="T1">Híbridos</text:span> <text:span text:style-name="T1">(como Java)</text:span></text:p>
      <text:p text:style-name="P2"/>
      <text:p text:style-name="P2">El lenguaje de alto nivel se traduce (con un compilador) a un lenguaje intermedio. Este lenguaje intermedio se interpreta y se ejecuta en una máquina virtual.</text:p>
      <text:p text:style-name="P2"/>
      <text:p text:style-name="P3">Partes del compilador</text:p>
      <text:p text:style-name="P2"/>
      <text:list xml:id="list2398544376" text:style-name="L3">
        <text:list-item>
          <text:p text:style-name="P15"><text:span text:style-name="T1">Ensamblador (Assembler):</text:span> <text:s/>Traduce de lenguaje ensamblador a lenguaje máquina</text:p>
        </text:list-item>
        <text:list-item>
          <text:p text:style-name="P15"><text:span text:style-name="T1">Preprocesdor: </text:span>Elimina comentarios, incluye otros ficheros</text:p>
        </text:list-item>
        <text:list-item>
          <text:p text:style-name="P15"><text:span text:style-name="T1">Enlazador (Linker): </text:span>Recolecta todos los ficheros del programa y obtiene las direcciones de memoria externas.</text:p>
        </text:list-item>
        <text:list-item>
          <text:p text:style-name="P15"><text:span text:style-name="T1"><text:s/>Loader: <text:s/></text:span>Junta todos los ficheros del programa en un único ejecutable que se pueda almacenar en memoria.</text:p>
        </text:list-item>
      </text:list>
      <text:p text:style-name="P2"/>
      <text:p text:style-name="P2"/>
      <text:p text:style-name="P5">Firmware</text:p>
      <text:p text:style-name="P6">Lógica de más bajo nivel que controla los circuitos electrónicos (software que maneja directamente el hardware)</text:p>
      <text:p text:style-name="P6"/>
      <text:p text:style-name="P5">BIOS</text:p>
      <text:p text:style-name="P6">Firmware cuyo propósito es activar una computadora desde su encendido y preparar el entorno para cargar el SO en la memoria RAM y en el disco duro</text:p>
      <text:p text:style-name="P6"/>
      <text:p text:style-name="P6"/>
      <text:p text:style-name="P8">Algunas instrucciones en ensamblador</text:p>
      <text:p text:style-name="P7"/>
      <text:p text:style-name="P9"><text:span text:style-name="T1">JMP</text:span>: transferir el control a otro punto del programa</text:p>
      <text:p text:style-name="P9"><text:span text:style-name="T1">JE</text:span>: Transfiere el control si hay un cierto bit activo</text:p>
      <text:p text:style-name="P10"><text:span text:style-name="T1">JNE</text:span><text:span text:style-name="T2">: Al revés de J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02/03/2020</text:p>
      <text:p text:style-name="P11">Funciones del SO</text:p>
      <text:list xml:id="list2574103604" text:style-name="L4">
        <text:list-item>
          <text:p text:style-name="P17">Explotar los recursos hardware para dar servicios a los usuarios del sistema</text:p>
        </text:list-item>
        <text:list-item>
          <text:p text:style-name="P17">Gestiona la memoria secundaria</text:p>
        </text:list-item>
        <text:list-item>
          <text:p text:style-name="P17">Controla los dispositivos de E/S</text:p>
        </text:list-item>
      </text:list>
      <text:p text:style-name="P11"/>
      <text:p text:style-name="P11">Antes de estudiar los SO, es importante estudiar el hardware:</text:p>
      <text:list xml:id="list2180003646" text:style-name="L5">
        <text:list-item>
          <text:p text:style-name="P19">Memoria (instrucciones, datos)</text:p>
        </text:list-item>
        <text:list-item>
          <text:p text:style-name="P19">Procesador</text:p>
        </text:list-item>
        <text:list-item>
          <text:p text:style-name="P19">Componentes E/S</text:p>
        </text:list-item>
        <text:list-item>
          <text:p text:style-name="P19">Conexiones entre los 3 elementos (buses).</text:p>
        </text:list-item>
      </text:list>
      <text:p text:style-name="P20"/>
      <text:p text:style-name="P28">Procesador</text:p>
      <text:list xml:id="list791514726" text:style-name="L6">
        <text:list-item>
          <text:p text:style-name="P21">Unidad de control</text:p>
        </text:list-item>
        <text:list-item>
          <text:p text:style-name="P21">Unidad Aritmetico Logica</text:p>
        </text:list-item>
        <text:list-item>
          <text:p text:style-name="P21">Registros</text:p>
          <text:list>
            <text:list-item>
              <text:p text:style-name="P22">Tipo de memoria con </text:p>
              <text:list>
                <text:list-item>
                  <text:p text:style-name="P22">Acceso más rápido</text:p>
                </text:list-item>
                <text:list-item>
                  <text:p text:style-name="P22">Menor capacidad que la memoria principal</text:p>
                </text:list-item>
              </text:list>
            </text:list-item>
          </text:list>
        </text:list-item>
      </text:list>
      <text:p text:style-name="P23"/>
      <text:p text:style-name="P27">Registros</text:p>
      <text:list xml:id="list3510188034" text:style-name="L9">
        <text:list-item>
          <text:p text:style-name="P24">Dependiendo de su función:</text:p>
        </text:list-item>
      </text:list>
      <text:list xml:id="list2338061592" text:style-name="L11">
        <text:list-item>
          <text:list>
            <text:list-item>
              <text:p text:style-name="P25">Registros visibles para el usuario</text:p>
            </text:list-item>
            <text:list-item>
              <text:p text:style-name="P25">Registros de control y estado</text:p>
            </text:list-item>
          </text:list>
        </text:list-item>
      </text:list>
      <text:list xml:id="list181454579126329" text:continue-list="list3510188034" text:style-name="L9">
        <text:list-item>
          <text:list>
            <text:list-header>
              <text:p text:style-name="P24"/>
            </text:list-header>
          </text:list>
        </text:list-item>
        <text:list-item>
          <text:p text:style-name="P30"><text:span text:style-name="T4">Permitir a los programadores de bajo nivel minimizar el número de accesos a la memoria principal → decidir que variables se van a almacenar en los registros y qué variables en la memoria principal.</text:span></text:p>
        </text:list-item>
        <text:list-item>
          <text:p text:style-name="P30"><text:span text:style-name="T4">Usados por el procesador para controlar su operación y por rutinas privilegiadas del SO para controlar la ejecución de los programas (interrupciones).</text:span></text:p>
        </text:list-item>
      </text:list>
      <text:p text:style-name="P29"><text:span text:style-name="T4"/></text:p>
      <text:p text:style-name="P31"><text:span text:style-name="T3">1. </text:span><text:span text:style-name="T6">R</text:span><text:span text:style-name="T5">egistros visibles para el usuario</text:span></text:p>
      <text:list xml:id="list4196605655" text:style-name="L13">
        <text:list-item>
          <text:p text:style-name="P33"><text:span text:style-name="T8">Registros de datos (propósito general, restricciones dadas por las instrucciones)</text:span></text:p>
        </text:list-item>
        <text:list-item>
          <text:p text:style-name="P32"><text:span text:style-name="T3">Registros de dirección (direcciones de la memoria principal)</text:span></text:p>
          <text:list>
            <text:list-item>
              <text:p text:style-name="P33"><text:span text:style-name="T10">Registros índice</text:span><text:span text:style-name="T8">: suman un índice a una dirección base para calcular la dirección en la que se accede en la memoria principal.</text:span></text:p>
            </text:list-item>
            <text:list-item>
              <text:p text:style-name="P35"><text:span text:style-name="T9">Puntero de segmento</text:span><text:span text:style-name="T7">: memoria dividida en segmentos (dirección inicial de cada segmento +desplazamiento)</text:span></text:p>
            </text:list-item>
            <text:list-item>
              <text:p text:style-name="P34"><text:span text:style-name="T7">Puntero de pil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0e5241" officeooo:paragraph-rsid="000e52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Fundamentos de Software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8:29:36.013647759</meta:creation-date>
    <dc:date>2020-03-02T18:14:53.517195555</dc:date>
    <meta:editing-duration>PT48M1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421" meta:character-count="2611" meta:non-whitespace-character-count="2267"/>
  </office:meta>
</office:document-meta>
</file>